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2" table:default-cell-style-name="Default"/>
        <table:table-row table:style-name="ro1">
          <table:table-cell table:number-columns-repeated="12" office:value-type="string" calcext:value-type="string">
            <text:p>'G',</text:p>
          </table:table-cell>
          <table:table-cell table:number-columns-repeated="8" office:value-type="string" calcext:value-type="string">
            <text:p>':',</text:p>
          </table:table-cell>
          <table:table-cell table:number-columns-repeated="12" office:value-type="string" calcext:value-type="string">
            <text:p>'G',</text:p>
          </table:table-cell>
        </table:table-row>
        <table:table-row table:style-name="ro1">
          <table:table-cell office:value-type="string" calcext:value-type="string">
            <text:p>'9',</text:p>
          </table:table-cell>
          <table:table-cell table:number-columns-repeated="30" office:value-type="string" calcext:value-type="string">
            <text:p>'A',</text:p>
          </table:table-cell>
          <table:table-cell office:value-type="string" calcext:value-type="string">
            <text:p>'&lt;',</text:p>
          </table:table-cell>
        </table:table-row>
        <table:table-row table:style-name="ro1">
          <table:table-cell office:value-type="string" calcext:value-type="string">
            <text:p>'9',</text:p>
          </table:table-cell>
          <table:table-cell table:number-columns-repeated="30" office:value-type="string" calcext:value-type="string">
            <text:p>'A',</text:p>
          </table:table-cell>
          <table:table-cell office:value-type="string" calcext:value-type="string">
            <text:p>'&lt;',</text:p>
          </table:table-cell>
        </table:table-row>
        <table:table-row table:style-name="ro1">
          <table:table-cell office:value-type="string" calcext:value-type="string">
            <text:p>'9',</text:p>
          </table:table-cell>
          <table:table-cell table:number-columns-repeated="30" office:value-type="string" calcext:value-type="string">
            <text:p>'A',</text:p>
          </table:table-cell>
          <table:table-cell office:value-type="string" calcext:value-type="string">
            <text:p>'&lt;',</text:p>
          </table:table-cell>
        </table:table-row>
        <table:table-row table:style-name="ro1">
          <table:table-cell office:value-type="string" calcext:value-type="string">
            <text:p>'9',</text:p>
          </table:table-cell>
          <table:table-cell table:number-columns-repeated="30" office:value-type="string" calcext:value-type="string">
            <text:p>'A',</text:p>
          </table:table-cell>
          <table:table-cell office:value-type="string" calcext:value-type="string">
            <text:p>'&lt;',</text:p>
          </table:table-cell>
        </table:table-row>
        <table:table-row table:style-name="ro1">
          <table:table-cell office:value-type="string" calcext:value-type="string">
            <text:p>'9',</text:p>
          </table:table-cell>
          <table:table-cell table:number-columns-repeated="30" office:value-type="string" calcext:value-type="string">
            <text:p>'A',</text:p>
          </table:table-cell>
          <table:table-cell office:value-type="string" calcext:value-type="string">
            <text:p>'&lt;',</text:p>
          </table:table-cell>
        </table:table-row>
        <table:table-row table:style-name="ro1">
          <table:table-cell office:value-type="string" calcext:value-type="string">
            <text:p>'9',</text:p>
          </table:table-cell>
          <table:table-cell table:number-columns-repeated="30" office:value-type="string" calcext:value-type="string">
            <text:p>'A',</text:p>
          </table:table-cell>
          <table:table-cell office:value-type="string" calcext:value-type="string">
            <text:p>'&lt;',</text:p>
          </table:table-cell>
        </table:table-row>
        <table:table-row table:style-name="ro1">
          <table:table-cell office:value-type="string" calcext:value-type="string">
            <text:p>'9',</text:p>
          </table:table-cell>
          <table:table-cell table:number-columns-repeated="30" office:value-type="string" calcext:value-type="string">
            <text:p>'A',</text:p>
          </table:table-cell>
          <table:table-cell office:value-type="string" calcext:value-type="string">
            <text:p>'&lt;',</text:p>
          </table:table-cell>
        </table:table-row>
        <table:table-row table:style-name="ro1">
          <table:table-cell office:value-type="string" calcext:value-type="string">
            <text:p>'9',</text:p>
          </table:table-cell>
          <table:table-cell table:number-columns-repeated="30" office:value-type="string" calcext:value-type="string">
            <text:p>'A',</text:p>
          </table:table-cell>
          <table:table-cell office:value-type="string" calcext:value-type="string">
            <text:p>'&lt;',</text:p>
          </table:table-cell>
        </table:table-row>
        <table:table-row table:style-name="ro1">
          <table:table-cell office:value-type="string" calcext:value-type="string">
            <text:p>'9',</text:p>
          </table:table-cell>
          <table:table-cell table:number-columns-repeated="30" office:value-type="string" calcext:value-type="string">
            <text:p>'A',</text:p>
          </table:table-cell>
          <table:table-cell office:value-type="string" calcext:value-type="string">
            <text:p>'&lt;',</text:p>
          </table:table-cell>
        </table:table-row>
        <table:table-row table:style-name="ro1">
          <table:table-cell office:value-type="string" calcext:value-type="string">
            <text:p>'9',</text:p>
          </table:table-cell>
          <table:table-cell table:number-columns-repeated="30" office:value-type="string" calcext:value-type="string">
            <text:p>'A',</text:p>
          </table:table-cell>
          <table:table-cell office:value-type="string" calcext:value-type="string">
            <text:p>'&lt;',</text:p>
          </table:table-cell>
        </table:table-row>
        <table:table-row table:style-name="ro1">
          <table:table-cell office:value-type="string" calcext:value-type="string">
            <text:p>'9',</text:p>
          </table:table-cell>
          <table:table-cell table:number-columns-repeated="30" office:value-type="string" calcext:value-type="string">
            <text:p>'A',</text:p>
          </table:table-cell>
          <table:table-cell office:value-type="string" calcext:value-type="string">
            <text:p>'&lt;',</text:p>
          </table:table-cell>
        </table:table-row>
        <table:table-row table:style-name="ro1">
          <table:table-cell office:value-type="string" calcext:value-type="string">
            <text:p>'9',</text:p>
          </table:table-cell>
          <table:table-cell table:number-columns-repeated="30" office:value-type="string" calcext:value-type="string">
            <text:p>'A',</text:p>
          </table:table-cell>
          <table:table-cell office:value-type="string" calcext:value-type="string">
            <text:p>'&lt;',</text:p>
          </table:table-cell>
        </table:table-row>
        <table:table-row table:style-name="ro1">
          <table:table-cell office:value-type="string" calcext:value-type="string">
            <text:p>'9',</text:p>
          </table:table-cell>
          <table:table-cell table:number-columns-repeated="30" office:value-type="string" calcext:value-type="string">
            <text:p>'A',</text:p>
          </table:table-cell>
          <table:table-cell office:value-type="string" calcext:value-type="string">
            <text:p>'&lt;',</text:p>
          </table:table-cell>
        </table:table-row>
        <table:table-row table:style-name="ro1">
          <table:table-cell office:value-type="string" calcext:value-type="string">
            <text:p>'9',</text:p>
          </table:table-cell>
          <table:table-cell table:number-columns-repeated="30" office:value-type="string" calcext:value-type="string">
            <text:p>'A',</text:p>
          </table:table-cell>
          <table:table-cell office:value-type="string" calcext:value-type="string">
            <text:p>'&lt;',</text:p>
          </table:table-cell>
        </table:table-row>
        <table:table-row table:style-name="ro1">
          <table:table-cell table:number-columns-repeated="32" office:value-type="string" calcext:value-type="string">
            <text:p>'G'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/00/0000</text:date>, <text:time style:data-style-name="N2" text:time-value="23:30:25.56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5T23:43:09.231000000</meta:creation-date>
    <dc:date>2016-07-19T23:58:30.527000000</dc:date>
    <meta:editing-duration>PT3H1M8S</meta:editing-duration>
    <meta:editing-cycles>13</meta:editing-cycles>
    <meta:generator>LibreOffice/5.0.6.3$Windows_x86 LibreOffice_project/490fc03b25318460cfc54456516ea2519c11d1aa</meta:generator>
    <meta:document-statistic meta:table-count="1" meta:cell-count="512" meta:object-count="0"/>
  </office:meta>
</office:document-meta>
</file>